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merican Captain" svg:font-family="'American Captain'" style:font-family-generic="modern" style:font-pitch="variable"/>
    <style:font-face style:name="Avengeance" svg:font-family="Avengeance" style:font-family-generic="modern" style:font-pitch="variable"/>
    <style:font-face style:name="Adobe Gothic Std B" svg:font-family="'Adobe Gothic Std B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739cm"/>
    </style:style>
    <style:style style:name="co3" style:family="table-column">
      <style:table-column-properties fo:break-before="auto" style:column-width="2.917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1.5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02cm solid #000000" style:vertical-align="middle"/>
      <style:paragraph-properties fo:text-align="center" fo:margin-left="0cm"/>
      <style:text-properties style:font-name="Arial Black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 Rounded MT Bold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 Rounded MT Bold" fo:font-size="12pt" style:font-size-asian="12pt" style:font-size-complex="12pt"/>
    </style:style>
    <style:style style:name="ce4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style:font-name="Arial Black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ff0000" style:font-name="Arial Black" fo:font-weight="bold" style:font-weight-asian="bold" style:font-weight-complex="bold"/>
    </style:style>
    <style:style style:name="ce6" style:family="table-cell" style:parent-style-name="Default">
      <style:table-cell-properties fo:background-color="#cc99cc" style:text-align-source="fix" style:repeat-content="false" fo:border="0.002cm solid #000000" style:vertical-align="middle"/>
      <style:paragraph-properties fo:text-align="center" fo:margin-left="0cm"/>
      <style:text-properties style:font-name="Arial Black"/>
    </style:style>
    <style:style style:name="ce7" style:family="table-cell" style:parent-style-name="Default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fo:color="#00cc00" style:font-name="Arial Black" fo:font-weight="bold" style:font-weight-asian="bold" style:font-weight-complex="bold"/>
    </style:style>
    <style:style style:name="ce8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fo:color="#ff0000" style:font-name="Arial Black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ff0000" style:font-name="Arial Black" fo:font-weight="bold" style:font-weight-asian="bold" style:font-weight-complex="bold"/>
    </style:style>
    <style:style style:name="ce10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Cartas Eventos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table:number-columns-spanned="1" table:number-rows-spanned="2">
            <text:p>Nombre</text:p>
          </table:table-cell>
          <table:table-cell table:style-name="ce4" office:value-type="string" table:number-columns-spanned="1" table:number-rows-spanned="2">
            <text:p>Fecha</text:p>
          </table:table-cell>
          <table:table-cell table:style-name="ce6" office:value-type="string" table:number-columns-spanned="1" table:number-rows-spanned="2">
            <text:p>Añadir?</text:p>
          </table:table-cell>
          <table:table-cell/>
          <table:table-cell table:style-name="ce10" office:value-type="string">
            <text:p>SÍ</text:p>
          </table:table-cell>
          <table:table-cell/>
        </table:table-row>
        <table:table-row table:style-name="ro2">
          <table:table-cell/>
          <table:covered-table-cell table:number-columns-repeated="3" table:style-name="Default"/>
          <table:table-cell/>
          <table:table-cell table:style-name="ce11" office:value-type="string">
            <text:p>NO</text:p>
          </table:table-cell>
          <table:table-cell/>
        </table:table-row>
        <table:table-row table:style-name="ro3">
          <table:table-cell/>
          <table:table-cell office:value-type="string">
            <text:p>La formación de la Tierra</text:p>
          </table:table-cell>
          <table:table-cell office:value-type="float" office:value="-4550000000">
            <text:p>-4550000000</text:p>
          </table:table-cell>
          <table:table-cell table:style-name="ce7"/>
          <table:table-cell table:number-columns-repeated="3"/>
        </table:table-row>
        <table:table-row table:style-name="ro4">
          <table:table-cell/>
          <table:table-cell office:value-type="string">
            <text:p>La formación de la Luna</text:p>
          </table:table-cell>
          <table:table-cell office:value-type="float" office:value="-4000000000">
            <text:p>-4000000000</text:p>
          </table:table-cell>
          <table:table-cell table:style-name="ce7"/>
          <table:table-cell table:number-columns-repeated="3"/>
        </table:table-row>
        <table:table-row table:style-name="ro4">
          <table:table-cell/>
          <table:table-cell office:value-type="string">
            <text:p>La aparición de los dinosaurios</text:p>
          </table:table-cell>
          <table:table-cell office:value-type="float" office:value="-230000000">
            <text:p>-230000000</text:p>
          </table:table-cell>
          <table:table-cell table:style-name="ce7"/>
          <table:table-cell table:number-columns-repeated="3"/>
        </table:table-row>
        <table:table-row table:style-name="ro4">
          <table:table-cell/>
          <table:table-cell office:value-type="string">
            <text:p>La extinción de los dinosaurios</text:p>
          </table:table-cell>
          <table:table-cell office:value-type="float" office:value="-65000000">
            <text:p>-65000000</text:p>
          </table:table-cell>
          <table:table-cell table:style-name="ce7"/>
          <table:table-cell table:number-columns-repeated="3"/>
        </table:table-row>
        <table:table-row table:style-name="ro4">
          <table:table-cell/>
          <table:table-cell office:value-type="string">
            <text:p>La domesticación del perro</text:p>
          </table:table-cell>
          <table:table-cell office:value-type="float" office:value="-12000">
            <text:p>-12000</text:p>
          </table:table-cell>
          <table:table-cell table:style-name="ce7"/>
          <table:table-cell table:number-columns-repeated="3"/>
        </table:table-row>
        <table:table-row table:style-name="ro5">
          <table:table-cell/>
          <table:table-cell office:value-type="string">
            <text:p>Los dólmenes</text:p>
          </table:table-cell>
          <table:table-cell office:value-type="float" office:value="-3500">
            <text:p>-3500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primera pirámide</text:p>
          </table:table-cell>
          <table:table-cell office:value-type="float" office:value="-2650">
            <text:p>-2650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Ramsés II es proclamado faraón</text:p>
          </table:table-cell>
          <table:table-cell office:value-type="float" office:value="-1279">
            <text:p>-1279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 Guerra de Troya</text:p>
          </table:table-cell>
          <table:table-cell office:value-type="float" office:value="-1250">
            <text:p>-1250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os primeros JJ.OO. De la Antigüedad</text:p>
          </table:table-cell>
          <table:table-cell office:value-type="float" office:value="-776">
            <text:p>-776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caída de Babilonia</text:p>
          </table:table-cell>
          <table:table-cell office:value-type="float" office:value="-539">
            <text:p>-539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Gran Muralla China (inicio)</text:p>
          </table:table-cell>
          <table:table-cell office:value-type="float" office:value="-221">
            <text:p>-221</text:p>
          </table:table-cell>
          <table:table-cell table:style-name="ce7"/>
          <table:table-cell table:number-columns-repeated="3"/>
        </table:table-row>
        <table:table-row table:style-name="ro5">
          <table:table-cell/>
          <table:table-cell office:value-type="string">
            <text:p>Aníbal atraviesa los Alpes</text:p>
          </table:table-cell>
          <table:table-cell office:value-type="float" office:value="-218">
            <text:p>-218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 Batalla de Alesia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leopatra es coronada reina de Egipto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 cita de Julio César “Alea jacta est”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Julio César es nombrado dictador vitalicio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crucifixión de Jesús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El Gran Incendio de Roma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 destrucción de Pompeya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 fundación de Constantinopla</text:p>
          </table:table-cell>
          <table:table-cell office:value-type="float" office:value="324">
            <text:p>324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gran invasión bárbara (inicio)</text:p>
          </table:table-cell>
          <table:table-cell office:value-type="float" office:value="375">
            <text:p>375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tila es coronado rey de los Hunos</text:p>
          </table:table-cell>
          <table:table-cell office:value-type="float" office:value="434">
            <text:p>434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caída del Imperio romano de Occidente</text:p>
          </table:table-cell>
          <table:table-cell office:value-type="float" office:value="476">
            <text:p>476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s primeras incursiones Vikingas</text:p>
          </table:table-cell>
          <table:table-cell office:value-type="float" office:value="789">
            <text:p>789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arlomagno es coronado emperador de Occidente</text:p>
          </table:table-cell>
          <table:table-cell office:value-type="float" office:value="800">
            <text:p>800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os vikingos saquean la tumba de Carlomagno</text:p>
          </table:table-cell>
          <table:table-cell office:value-type="float" office:value="882">
            <text:p>882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 batalla de Hastings</text:p>
          </table:table-cell>
          <table:table-cell office:value-type="float" office:value="1066">
            <text:p>1066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primera cruzada</text:p>
          </table:table-cell>
          <table:table-cell office:value-type="float" office:value="1096">
            <text:p>1096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 chalota (por los Europeos)</text:p>
          </table:table-cell>
          <table:table-cell office:value-type="float" office:value="1099">
            <text:p>1099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fundación de la Orden del Temple</text:p>
          </table:table-cell>
          <table:table-cell office:value-type="float" office:value="1119">
            <text:p>1119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Inquisición (inicio)</text:p>
          </table:table-cell>
          <table:table-cell office:value-type="float" office:value="1231">
            <text:p>1231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última (12ª) cruzada</text:p>
          </table:table-cell>
          <table:table-cell office:value-type="float" office:value="1272">
            <text:p>1272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 ejecución de William Wallace</text:p>
          </table:table-cell>
          <table:table-cell office:value-type="float" office:value="1305">
            <text:p>130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Guerra de los cien Años (inicio)</text:p>
          </table:table-cell>
          <table:table-cell office:value-type="float" office:value="1337">
            <text:p>1337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Muerte Negra (inicio)</text:p>
          </table:table-cell>
          <table:table-cell office:value-type="float" office:value="1346">
            <text:p>1346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 muerte de Juana de Arco</text:p>
          </table:table-cell>
          <table:table-cell office:value-type="float" office:value="1431">
            <text:p>1431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Guerra de los Cien Años (fin)</text:p>
          </table:table-cell>
          <table:table-cell office:value-type="float" office:value="1453">
            <text:p>1453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 caída de Constantinopla</text:p>
          </table:table-cell>
          <table:table-cell office:value-type="float" office:value="1453">
            <text:p>1453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 conolización de África (inicio)</text:p>
          </table:table-cell>
          <table:table-cell office:value-type="float" office:value="1454">
            <text:p>1454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El pavo (por los Europeos).</text:p>
          </table:table-cell>
          <table:table-cell office:value-type="float" office:value="1492">
            <text:p>1492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1ª circunnavegación de la Tierra</text:p>
          </table:table-cell>
          <table:table-cell office:value-type="float" office:value="1522">
            <text:p>1522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 llegada del Mayflower a América</text:p>
          </table:table-cell>
          <table:table-cell office:value-type="float" office:value="1620">
            <text:p>1620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fundación de los Mosqueteros del Rey</text:p>
          </table:table-cell>
          <table:table-cell office:value-type="float" office:value="1622">
            <text:p>1622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máquina calculadora</text:p>
          </table:table-cell>
          <table:table-cell office:value-type="float" office:value="1642">
            <text:p>1642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uis XIV es coronado rey de Francia</text:p>
          </table:table-cell>
          <table:table-cell office:value-type="float" office:value="1643">
            <text:p>1643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El gran incendio de Londres</text:p>
          </table:table-cell>
          <table:table-cell office:value-type="float" office:value="1666">
            <text:p>1666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El primer “círculo de cosecha”</text:p>
          </table:table-cell>
          <table:table-cell office:value-type="float" office:value="1678">
            <text:p>1678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El juicio de las brujas de Salem</text:p>
          </table:table-cell>
          <table:table-cell office:value-type="float" office:value="1692">
            <text:p>1692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Barbanegra VS la Perla</text:p>
          </table:table-cell>
          <table:table-cell office:value-type="float" office:value="1718">
            <text:p>1718</text:p>
          </table:table-cell>
          <table:table-cell table:style-name="ce8"/>
          <table:table-cell table:number-columns-repeated="3"/>
        </table:table-row>
        <table:table-row table:style-name="ro5">
          <table:table-cell/>
          <table:table-cell office:value-type="string">
            <text:p>El arresto de Jack Rackham</text:p>
          </table:table-cell>
          <table:table-cell office:value-type="float" office:value="1720">
            <text:p>1720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evasión de Casanova</text:p>
          </table:table-cell>
          <table:table-cell office:value-type="float" office:value="1756">
            <text:p>1756</text:p>
          </table:table-cell>
          <table:table-cell table:style-name="ce8"/>
          <table:table-cell table:number-columns-repeated="3"/>
        </table:table-row>
        <table:table-row table:style-name="ro4">
          <table:table-cell/>
          <table:table-cell office:value-type="string">
            <text:p>Declaración de Independencia de EE.UU</text:p>
          </table:table-cell>
          <table:table-cell office:value-type="float" office:value="1776">
            <text:p>1776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travesía del Canal de la Mancha en Globo</text:p>
          </table:table-cell>
          <table:table-cell office:value-type="float" office:value="1785">
            <text:p>178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El primer número de la revista “Time”</text:p>
          </table:table-cell>
          <table:table-cell office:value-type="float" office:value="1788">
            <text:p>1788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El motín del Bounty</text:p>
          </table:table-cell>
          <table:table-cell office:value-type="float" office:value="1789">
            <text:p>1789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declaración de los derechos del Hombre</text:p>
          </table:table-cell>
          <table:table-cell office:value-type="float" office:value="1789">
            <text:p>1789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El nacimiento del dólar</text:p>
          </table:table-cell>
          <table:table-cell office:value-type="float" office:value="1792">
            <text:p>1792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El primer salto en paracaídas</text:p>
          </table:table-cell>
          <table:table-cell office:value-type="float" office:value="1797">
            <text:p>1797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colonización del “Salvaje Oeste” (inicio)</text:p>
          </table:table-cell>
          <table:table-cell office:value-type="float" office:value="1803">
            <text:p>1803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Napoleón es coronado Emperador</text:p>
          </table:table-cell>
          <table:table-cell office:value-type="float" office:value="1804">
            <text:p>1804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 derrota de Napoleón en Waterloo</text:p>
          </table:table-cell>
          <table:table-cell office:value-type="float" office:value="1815">
            <text:p>181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batalla de Álamo</text:p>
          </table:table-cell>
          <table:table-cell office:value-type="float" office:value="1836">
            <text:p>1836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El sello postal</text:p>
          </table:table-cell>
          <table:table-cell office:value-type="float" office:value="1840">
            <text:p>1840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El primer accidente ferroviario</text:p>
          </table:table-cell>
          <table:table-cell office:value-type="float" office:value="1842">
            <text:p>1842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fiebre de oro de California</text:p>
          </table:table-cell>
          <table:table-cell office:value-type="float" office:value="1848">
            <text:p>1848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abolición de la esclavitud en España</text:p>
          </table:table-cell>
          <table:table-cell office:value-type="float" office:value="1848">
            <text:p>1848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El ascensor</text:p>
          </table:table-cell>
          <table:table-cell office:value-type="float" office:value="1857">
            <text:p>1857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El 1º pozo de petróleo</text:p>
          </table:table-cell>
          <table:table-cell office:value-type="float" office:value="1859">
            <text:p>1859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El Ponny Express (fundación)</text:p>
          </table:table-cell>
          <table:table-cell office:value-type="float" office:value="1860">
            <text:p>1860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El nacimiento del río Nilo</text:p>
          </table:table-cell>
          <table:table-cell office:value-type="float" office:value="1860">
            <text:p>1860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Guerra de Secesión (inicio)</text:p>
          </table:table-cell>
          <table:table-cell office:value-type="float" office:value="1861">
            <text:p>1861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abolición de la esclavitud en EE.UU</text:p>
          </table:table-cell>
          <table:table-cell office:value-type="float" office:value="1865">
            <text:p>186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goma de mascar</text:p>
          </table:table-cell>
          <table:table-cell office:value-type="float" office:value="1872">
            <text:p>1872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1ª fotografía en un periódico</text:p>
          </table:table-cell>
          <table:table-cell office:value-type="float" office:value="1880">
            <text:p>1880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El primer rascacielos</text:p>
          </table:table-cell>
          <table:table-cell office:value-type="float" office:value="1885">
            <text:p>188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os primeros JJ.OO. De la Era Moderna</text:p>
          </table:table-cell>
          <table:table-cell office:value-type="float" office:value="1896">
            <text:p>1896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El baloncesto</text:p>
          </table:table-cell>
          <table:table-cell office:value-type="float" office:value="1897">
            <text:p>1897</text:p>
          </table:table-cell>
          <table:table-cell table:style-name="ce7"/>
          <table:table-cell table:number-columns-repeated="3"/>
        </table:table-row>
        <table:table-row table:style-name="ro5">
          <table:table-cell/>
          <table:table-cell office:value-type="string">
            <text:p>El osito de peluche</text:p>
          </table:table-cell>
          <table:table-cell office:value-type="float" office:value="1902">
            <text:p>1902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os dibujos animados</text:p>
          </table:table-cell>
          <table:table-cell office:value-type="float" office:value="1908">
            <text:p>1908</text:p>
          </table:table-cell>
          <table:table-cell table:style-name="ce7"/>
          <table:table-cell table:number-columns-repeated="3"/>
        </table:table-row>
        <table:table-row table:style-name="ro5">
          <table:table-cell/>
          <table:table-cell office:value-type="string">
            <text:p>El naufragio del Titanic</text:p>
          </table:table-cell>
          <table:table-cell office:value-type="float" office:value="1912">
            <text:p>1912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Primera Guerra Mundial (inicio)</text:p>
          </table:table-cell>
          <table:table-cell office:value-type="float" office:value="1914">
            <text:p>1914</text:p>
          </table:table-cell>
          <table:table-cell table:style-name="ce7"/>
          <table:table-cell table:number-columns-repeated="3"/>
        </table:table-row>
        <table:table-row table:style-name="ro4">
          <table:table-cell/>
          <table:table-cell office:value-type="string">
            <text:p>Primera Guerra Mundial (fin)</text:p>
          </table:table-cell>
          <table:table-cell office:value-type="float" office:value="1918">
            <text:p>1918</text:p>
          </table:table-cell>
          <table:table-cell table:style-name="ce7"/>
          <table:table-cell table:number-columns-repeated="3"/>
        </table:table-row>
        <table:table-row table:style-name="ro4">
          <table:table-cell/>
          <table:table-cell office:value-type="string">
            <text:p>La 1ª travesía a través del Atlántico en avión</text:p>
          </table:table-cell>
          <table:table-cell office:value-type="float" office:value="1927">
            <text:p>1927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s líneas de Nazca</text:p>
          </table:table-cell>
          <table:table-cell office:value-type="float" office:value="1927">
            <text:p>1927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El jueves Negro</text:p>
          </table:table-cell>
          <table:table-cell office:value-type="float" office:value="1929">
            <text:p>1929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El primer supermercado</text:p>
          </table:table-cell>
          <table:table-cell office:value-type="float" office:value="1930">
            <text:p>1930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King Kong</text:p>
          </table:table-cell>
          <table:table-cell office:value-type="float" office:value="1933">
            <text:p>1933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El carro de supermercado</text:p>
          </table:table-cell>
          <table:table-cell office:value-type="float" office:value="1937">
            <text:p>1937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Segunda Guerra Mundial (inicio)</text:p>
          </table:table-cell>
          <table:table-cell office:value-type="float" office:value="1939">
            <text:p>1939</text:p>
          </table:table-cell>
          <table:table-cell table:style-name="ce7"/>
          <table:table-cell table:number-columns-repeated="3"/>
        </table:table-row>
        <table:table-row table:style-name="ro5">
          <table:table-cell/>
          <table:table-cell office:value-type="string">
            <text:p>“El llamamiento” del general De Gaulle</text:p>
          </table:table-cell>
          <table:table-cell office:value-type="float" office:value="1940">
            <text:p>1940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El día D</text:p>
          </table:table-cell>
          <table:table-cell office:value-type="float" office:value="1944">
            <text:p>1944</text:p>
          </table:table-cell>
          <table:table-cell table:style-name="ce7"/>
          <table:table-cell table:number-columns-repeated="3"/>
        </table:table-row>
        <table:table-row table:style-name="ro4">
          <table:table-cell/>
          <table:table-cell office:value-type="string">
            <text:p>La primera computadora</text:p>
          </table:table-cell>
          <table:table-cell office:value-type="float" office:value="1944">
            <text:p>1944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 desconolización de África (inicio)</text:p>
          </table:table-cell>
          <table:table-cell office:value-type="float" office:value="1945">
            <text:p>194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Segunda Guerra Mundial (fin)</text:p>
          </table:table-cell>
          <table:table-cell office:value-type="float" office:value="1945">
            <text:p>1945</text:p>
          </table:table-cell>
          <table:table-cell table:style-name="ce7"/>
          <table:table-cell table:number-columns-repeated="3"/>
        </table:table-row>
        <table:table-row table:style-name="ro5">
          <table:table-cell/>
          <table:table-cell office:value-type="string">
            <text:p>La bomba de Hiroshima</text:p>
          </table:table-cell>
          <table:table-cell office:value-type="float" office:value="1945">
            <text:p>1945</text:p>
          </table:table-cell>
          <table:table-cell table:style-name="ce7"/>
          <table:table-cell table:number-columns-repeated="3"/>
        </table:table-row>
        <table:table-row table:style-name="ro4">
          <table:table-cell/>
          <table:table-cell office:value-type="string">
            <text:p>La Guerra Fría (inicio)</text:p>
          </table:table-cell>
          <table:table-cell office:value-type="float" office:value="1946">
            <text:p>1946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comida rápida</text:p>
          </table:table-cell>
          <table:table-cell office:value-type="float" office:value="1948">
            <text:p>1948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El asesinato de JFK</text:p>
          </table:table-cell>
          <table:table-cell office:value-type="float" office:value="1963">
            <text:p>1963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Discurso de M.L.King “He tenido un sueño”</text:p>
          </table:table-cell>
          <table:table-cell office:value-type="float" office:value="1963">
            <text:p>1963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El primer festival de Woodstock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Primer hombre en la Luna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abolición de la pena de muerte en Francia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 catástrofe de Chernóbil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 caída del Muro de Berlín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El acceso público a Internet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 liberación de Nelson Mandela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 Guerra del Golfo (inicio)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 derrota de Kasparov ante Deep Blue</text:p>
          </table:table-cell>
          <table:table-cell office:value-type="float" office:value="1997">
            <text:p>1997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Nacimiento del Euro</text:p>
          </table:table-cell>
          <table:table-cell office:value-type="float" office:value="1999">
            <text:p>1999</text:p>
          </table:table-cell>
          <table:table-cell table:style-name="ce7"/>
          <table:table-cell table:number-columns-repeated="3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9"/>
          <table:table-cell/>
          <table:table-cell table:style-name="ce9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9"/>
          <table:table-cell/>
          <table:table-cell table:style-name="ce9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9"/>
          <table:table-cell/>
          <table:table-cell table:style-name="ce9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'Cartas Eventos'.B5:'Cartas Eventos'.D11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merican Captain" svg:font-family="'American Captain'" style:font-family-generic="modern" style:font-pitch="variable"/>
    <style:font-face style:name="Avengeance" svg:font-family="Avengeance" style:font-family-generic="modern" style:font-pitch="variable"/>
    <style:font-face style:name="Adobe Gothic Std B" svg:font-family="'Adobe Gothic Std B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5/05/2018</text:date>, <text:time>19:20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Gómez Rubio</meta:initial-creator>
    <meta:creation-date>2018-05-05T18:05:23.12</meta:creation-date>
    <dc:date>2018-05-05T19:20:45.44</dc:date>
    <dc:creator>Rafael Gómez Rubio</dc:creator>
    <meta:editing-duration>PT41M49S</meta:editing-duration>
    <meta:editing-cycles>6</meta:editing-cycles>
    <meta:generator>OpenOffice/4.1.4$Win32 OpenOffice.org_project/414m5$Build-9788</meta:generator>
    <meta:document-statistic meta:table-count="3" meta:cell-count="225" meta:object-count="0"/>
  </office:meta>
</office:document-meta>
</file>